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da71e" officeooo:paragraph-rsid="000da71e"/>
    </style:style>
    <style:style style:name="P2" style:family="paragraph" style:parent-style-name="Standard">
      <style:text-properties officeooo:rsid="0010c934" officeooo:paragraph-rsid="000da71e"/>
    </style:style>
    <style:style style:name="P3" style:family="paragraph" style:parent-style-name="Standard">
      <style:text-properties fo:language="es" fo:country="ES" officeooo:rsid="000bc08a" officeooo:paragraph-rsid="000bc08a"/>
    </style:style>
    <style:style style:name="P4" style:family="paragraph" style:parent-style-name="Standard">
      <style:text-properties fo:language="es" fo:country="ES" officeooo:rsid="000da71e" officeooo:paragraph-rsid="001493ed"/>
    </style:style>
    <style:style style:name="P5" style:family="paragraph" style:parent-style-name="Standard">
      <style:text-properties fo:language="es" fo:country="ES" officeooo:rsid="000da71e" officeooo:paragraph-rsid="0011b1be"/>
    </style:style>
    <style:style style:name="P6" style:family="paragraph" style:parent-style-name="Standard">
      <style:text-properties fo:language="es" fo:country="ES" officeooo:rsid="000da71e" officeooo:paragraph-rsid="0010c934"/>
    </style:style>
    <style:style style:name="P7" style:family="paragraph" style:parent-style-name="Standard">
      <style:text-properties fo:language="es" fo:country="ES" officeooo:rsid="000da71e" officeooo:paragraph-rsid="000da71e"/>
    </style:style>
    <style:style style:name="P8" style:family="paragraph" style:parent-style-name="Standard">
      <style:text-properties fo:language="es" fo:country="ES" officeooo:rsid="000da71e" officeooo:paragraph-rsid="0016ae0e"/>
    </style:style>
    <style:style style:name="P9" style:family="paragraph" style:parent-style-name="Standard">
      <style:text-properties fo:language="es" fo:country="ES" officeooo:paragraph-rsid="001493ed"/>
    </style:style>
    <style:style style:name="P10" style:family="paragraph" style:parent-style-name="Standard">
      <style:text-properties fo:language="es" fo:country="ES" officeooo:rsid="0011b1be" officeooo:paragraph-rsid="001493ed"/>
    </style:style>
    <style:style style:name="P11" style:family="paragraph" style:parent-style-name="Standard">
      <style:text-properties fo:language="es" fo:country="ES" officeooo:rsid="0011b1be" officeooo:paragraph-rsid="0016ae0e"/>
    </style:style>
    <style:style style:name="P12" style:family="paragraph" style:parent-style-name="Standard">
      <style:text-properties fo:language="es" fo:country="ES" fo:font-weight="bold" officeooo:rsid="000da71e" officeooo:paragraph-rsid="000da71e" style:font-weight-asian="bold" style:font-weight-complex="bold"/>
    </style:style>
    <style:style style:name="P13" style:family="paragraph" style:parent-style-name="Standard">
      <style:text-properties fo:language="es" fo:country="ES" fo:font-weight="normal" officeooo:rsid="00187deb" officeooo:paragraph-rsid="00187deb" style:font-weight-asian="normal" style:font-weight-complex="normal"/>
    </style:style>
    <style:style style:name="P14" style:family="paragraph" style:parent-style-name="Standard">
      <style:text-properties fo:language="es" fo:country="ES" officeooo:rsid="00187deb" officeooo:paragraph-rsid="00187deb"/>
    </style:style>
    <style:style style:name="P15" style:family="paragraph" style:parent-style-name="Standard">
      <style:text-properties fo:language="es" fo:country="ES" officeooo:rsid="001a4cb2" officeooo:paragraph-rsid="001a4cb2"/>
    </style:style>
    <style:style style:name="T1" style:family="text">
      <style:text-properties officeooo:rsid="000f9b6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9b6c" style:font-weight-asian="bold" style:font-weight-complex="bold"/>
    </style:style>
    <style:style style:name="T4" style:family="text">
      <style:text-properties fo:font-weight="bold" officeooo:rsid="0012a4a6" style:font-weight-asian="bold" style:font-weight-complex="bold"/>
    </style:style>
    <style:style style:name="T5" style:family="text">
      <style:text-properties fo:font-weight="bold" officeooo:rsid="001493ed" style:font-weight-asian="bold" style:font-weight-complex="bold"/>
    </style:style>
    <style:style style:name="T6" style:family="text">
      <style:text-properties officeooo:rsid="0016ae0e"/>
    </style:style>
    <style:style style:name="T7" style:family="text">
      <style:text-properties officeooo:rsid="001a4c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En té<text:span text:style-name="T7">rmi</text:span>nos generales vamos trabajar una aplicación web de música que permite a los usuarios llevar un registro de canciones y playlists de su interes, donde ellos las pueden crear y modificar.</text:p>
      <text:p text:style-name="P14"/>
      <text:p text:style-name="P15">En todas las funciones se llenan los espacios <text:s/>“nombre de usuario” y “contraseña” adicionalemente solo se llenan los espacios mencionados en la explicacion de la funcion. </text:p>
      <text:p text:style-name="P3"/>
      <text:p text:style-name="P4"><text:span text:style-name="T2">crear </text:span><text:span text:style-name="T4">playlist</text:span><text:span text:style-name="T3"> </text:span></text:p>
      <text:p text:style-name="P9"><text:span text:style-name="T1">el usuario encuentra en la pagina principal la opcion crear playlist. Una vez se ha seleccionado esta opcion y llenado los parametros “nombre de nueva playlists” ,”nombre usuario” y ”contraseña”, se añade un elemento a la tabla playlists.</text:span></text:p>
      <text:p text:style-name="P3"/>
      <text:p text:style-name="P11"><text:span text:style-name="T2">añadir </text:span><text:span text:style-name="T5">a </text:span><text:span text:style-name="T2">playlist</text:span></text:p>
      <text:p text:style-name="P11"><text:span text:style-name="T6">se llenan los espacios “cancion por añadir” y “playlist a añadir”, y se añade un elemento a la playlist</text:span></text:p>
      <text:p text:style-name="P10"/>
      <text:p text:style-name="P11"><text:span text:style-name="T2">quitar de playlist </text:span></text:p>
      <text:p text:style-name="P11"><text:span text:style-name="T6">se llenan los espacios “cancion por quitar” y “playlists a la que quitar”, y se borra una cancion de la playlist</text:span></text:p>
      <text:p text:style-name="P5"/>
      <text:p text:style-name="P8"><text:span text:style-name="T2">buscar musica o playlists</text:span></text:p>
      <text:p text:style-name="P8"><text:s/><text:span text:style-name="T6">se llena un unico <text:s/>parametro entre “cancion a buscar” y “playlist a buscar”, despues el parametro ”nombre”, y se muestra la informacion de la cancion en caso de haber llenado “cancion a buscar” o la informacion(genero, artista,casa productora, año) de todas las canciones en la playlist en caso de haber llenado “playlist a buscar”</text:span></text:p>
      <text:p text:style-name="P6"/>
      <text:p text:style-name="P12">funcion de recomendación </text:p>
      <text:p text:style-name="P13">se cgulea el espacio “dame una recomendacion” 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5:15:39.999040752</meta:creation-date>
    <dc:date>2019-04-24T17:26:33.945812164</dc:date>
    <meta:editing-duration>PT9M1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12" meta:word-count="212" meta:character-count="1296" meta:non-whitespace-character-count="1088"/>
  </office:meta>
</office:document-meta>
</file>